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2:08: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3T22:08:28.32</dc:date>
    <meta:editing-duration>P131DT6H31M49S</meta:editing-duration>
    <meta:editing-cycles>248</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Variant, tx As Variant
	ta = typeOf(actual)
	tx = typeOf(expected)
	If Not(ta = tx) Then
		Set result = mkFail(actual, expected, _
			"expected " &amp; toString(actual) _
				&amp; chr(13) &amp; "     to equal " &amp; toString(expected) _
		)
	ElseIf (isObject(actual) And isObject(expected)) Then
		If (isNull(actual) And isNull(expected)) Then
			Set result = mkPass()
		Else
			croak("NYI/assertEqual: compare Objects for equality")
		End If
	ElseIf Not(actual = expected) Then
		Set result = mkFail(actual, expected, _
			"expected " &amp; toString(actual) _
				&amp; chr(13) &amp; "     to equal " &amp; toString(expected) _
		)
	Else
		Set result = mkPass()
	End If
	assertEqual = result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i_will_throw0()
	Dim foo As Object
	i_will_throw0 = foo.provoke.an.error
End Function

Function test_Test()
	test_assertEqual()
	test_assertThrows()
End Function

Function test_assertEqual()
	assertEqual(0, 0).x
	assertPasses("assertEqual", Array(0, 0)).x

	assertEqual("0", "0").x
	assertPasses("assertEqual", Array("0", "0")).x

	assertEqual("a", "a").x
	assertPasses("assertEqual", Array("a", "a")).x

	assertEqual(Nothing, Nothing).x
	assertPasses("assertEqual", Array(Nothing, Nothing)).x

	assertEqual(Empty, Empty).x
	assertPasses("assertEqual", Array(Empty, Empty)).x

	assertPasses("assertEqual", Array(0, "1")).x
	
	assertEqual(arityF("i_will_throw0"), 0).x
End Function

Function test_assertThrows()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 not a builtin fn:" &amp; chr(13) &amp; toString(fn))
	End If
	Dim r As Integer, n As Integer
	r = arity(fn)
	n = length(reverseArgs)
	If (r &lt;&gt; n) Then
		croak("applyBuiltin: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